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users" style:family="table">
      <style:table-properties style:width="17cm" table:align="margins" style:writing-mode="lr-tb"/>
    </style:style>
    <style:style style:name="users.A" style:family="table-column">
      <style:table-column-properties style:column-width="1.625cm" style:rel-column-width="6262*"/>
    </style:style>
    <style:style style:name="users.B" style:family="table-column">
      <style:table-column-properties style:column-width="6.876cm" style:rel-column-width="26505*"/>
    </style:style>
    <style:style style:name="users.C" style:family="table-column">
      <style:table-column-properties style:column-width="5.673cm" style:rel-column-width="21867*"/>
    </style:style>
    <style:style style:name="users.D" style:family="table-column">
      <style:table-column-properties style:column-width="2.828cm" style:rel-column-width="10901*"/>
    </style:style>
    <style:style style:name="us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rs.D1" style:family="table-cell">
      <style:table-cell-properties fo:padding="0.097cm" fo:border="0.002cm solid #000000"/>
    </style:style>
    <style:style style:name="users.A2" style:family="table-cell">
      <style:table-cell-properties fo:padding="0.097cm" fo:border-left="0.002cm solid #000000" fo:border-right="none" fo:border-top="none" fo:border-bottom="0.002cm solid #000000"/>
    </style:style>
    <style:style style:name="user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nanim" style:family="table">
      <style:table-properties style:width="17cm" table:align="margins"/>
    </style:style>
    <style:style style:name="nanim.A" style:family="table-column">
      <style:table-column-properties style:column-width="4.249cm" style:rel-column-width="16383*"/>
    </style:style>
    <style:style style:name="nanim.D" style:family="table-column">
      <style:table-column-properties style:column-width="4.251cm" style:rel-column-width="16386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D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text-outline="false" style:text-line-through-style="none" style:font-name="Times New Roman" fo:font-size="9pt" fo:language="en" fo:country="US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text-underline-style="solid" style:text-underline-width="auto" style:text-underline-color="font-color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font-size-asian="11pt" style:font-size-complex="11pt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26" style:family="paragraph" style:parent-style-name="Standard">
      <style:paragraph-properties fo:margin-left="0cm" fo:margin-right="0cm" fo:text-align="justify" style:justify-single-word="false" fo:text-indent="1.258cm" style:auto-text-indent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left="0cm" fo:margin-right="0cm" fo:text-align="justify" style:justify-single-word="false" fo:text-indent="1.258cm" style:auto-text-indent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32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language-asian="ru" style:country-asian="RU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 style:list-style-name="L2">
      <style:text-properties style:font-name="Times New Roman" fo:font-size="11pt" style:font-size-asian="11pt" style:font-size-complex="11pt"/>
    </style:style>
    <style:style style:name="P35" style:family="paragraph" style:parent-style-name="Standard" style:list-style-name="L1">
      <style:paragraph-properties fo:margin-left="0cm" fo:margin-right="0cm" fo:text-indent="-0.026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fo:language="en" fo:country="US" fo:font-weight="bold" style:font-name-asian="Arial Cyr" style:font-weight-asian="bold" style:font-name-complex="Times New Roman" style:font-weight-complex="bold"/>
    </style:style>
    <style:style style:name="T12" style:family="text">
      <style:text-properties fo:color="#000000" fo:language="en" fo:country="US" style:font-name-asian="Arial Cyr" style:font-name-complex="Times New Roman"/>
    </style:style>
    <style:style style:name="T13" style:family="text">
      <style:text-properties fo:color="#000000" fo:language="ru" fo:country="RU" fo:font-weight="bold" style:font-name-asian="Arial Cyr" style:font-weight-asian="bold" style:font-name-complex="Times New Roman" style:font-weight-complex="bold"/>
    </style:style>
    <style:style style:name="T14" style:family="text">
      <style:text-properties fo:color="#000000" fo:language="ru" fo:country="RU" style:font-name-asian="Times New Roman" style:font-name-complex="Times New Roman"/>
    </style:style>
    <style:style style:name="T15" style:family="text">
      <style:text-properties fo:color="#000000"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fo:language="ru" fo:country="RU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fo:language="ru" fo:country="RU" fo:font-style="normal" fo:text-shadow="none" style:text-underline-style="none" fo:font-weight="normal" style:font-name-asian="Arial Cyr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fo:language="ru" fo:country="RU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fo:language="en" fo:country="US" fo:font-style="normal" fo:text-shadow="none" style:text-underline-style="none" fo:font-weight="bold" fo:background-color="transparent" style:font-name-asian="Arial Cyr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22" style:family="text">
      <style:text-properties fo:color="#000000" style:font-name-asian="Arial Cyr" style:font-name-complex="Times New Roman"/>
    </style:style>
    <style:style style:name="T23" style:family="text">
      <style:text-properties fo:color="#000000" fo:font-weight="normal" style:font-name-asian="Arial Cyr" style:font-weight-asian="normal" style:font-name-complex="Times New Roman" style:font-weight-complex="normal"/>
    </style:style>
    <style:style style:name="T24" style:family="text">
      <style:text-properties fo:color="#000000" fo:font-weight="bold" style:font-name-asian="Arial Cyr" style:font-weight-asian="bold" style:font-name-complex="Times New Roman" style:font-weight-complex="bold"/>
    </style:style>
    <style:style style:name="T25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 text:start-value="2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Договор $<text:span text:style-name="T8">registration_num</text:span>$</text:p>
      <text:p text:style-name="P17">социального найма жилого помещения</text:p>
      <text:p text:style-name="P11"/>
      <text:p text:style-name="P20">Иркутская область, город Братск, <text:span text:style-name="T1">$</text:span><text:span text:style-name="T10">registration_date</text:span><text:span text:style-name="T1">$</text:span></text:p>
      <text:p text:style-name="P22"><text:span text:style-name="T14"><text:tab/></text:span><text:span text:style-name="T3">$</text:span><text:span text:style-name="T9">committee_name</text:span><text:span text:style-name="T3">$, $</text:span><text:span text:style-name="T9">in_face_of</text:span><text:span text:style-name="T3">$, далее - </text:span>Наймодатель , с одной стороны, и гражданин (ка)</text:p>
      <text:p text:style-name="P17">$<text:span text:style-name="T8">tenant_snp</text:span>$ $<text:span text:style-name="T8">tenant_date_of_birth</text:span>$ г.р.,</text:p>
      <text:p text:style-name="P22"><text:span text:style-name="T3">далее</text:span><text:span text:style-name="T1"> - </text:span>Наниматель , с другой стороны, <text:span text:style-name="T8">$reason_group$ </text:span><text:span text:style-name="T1">$</text:span><text:span text:style-name="T10">reasons</text:span><text:span text:style-name="T1">$</text:span>, заключили настоящий договор о нижеследующем: </text:p>
      <text:p text:style-name="P11"/>
      <text:p text:style-name="P19"><text:span text:style-name="T3">I. </text:span>Предмет договора</text:p>
      <text:p text:style-name="P11"><text:span text:style-name="T15">1.</text:span><text:span text:style-name="T18">1.</text:span><text:span text:style-name="T20"> </text:span><text:span text:style-name="T17">Наймодатель </text:span><text:span text:style-name="T15">передает </text:span><text:span text:style-name="T17">Нанимателю</text:span><text:span text:style-name="T15"> и членам его семьи за плату в бессрочное владение и пользование</text:span><text:span text:style-name="T16"> </text:span><text:span text:style-name="T19">муниципальное изолированное жилое помещение</text:span><text:span text:style-name="T13"> - $</text:span><text:span text:style-name="T11">tenancy_premises_str</text:span><text:span text:style-name="T13">$</text:span><text:span text:style-name="T22"> (далее - жилое помещение)</text:span><text:span text:style-name="T12">.</text:span></text:p>
      <text:list xml:id="list5062270574260527845" text:style-name="L1">
        <text:list-item>
          <text:list>
            <text:list-item>
              <text:p text:style-name="P35"><text:span text:style-name="T23">Характеристика жилого помещения:</text:span><text:span text:style-name="T22"> </text:span><text:span text:style-name="T11">$premise_info$</text:span></text:p>
            </text:list-item>
          </text:list>
        </text:list-item>
      </text:list>
      <text:list xml:id="list1280765967323758805" text:style-name="L2">
        <text:list-item>
          <text:list>
            <text:list-header>
              <text:p text:style-name="P34"><text:span text:style-name="T23">1.3. Месторасположения жилого помещения:</text:span><text:span text:style-name="T22"> </text:span></text:p>
              <text:p text:style-name="P34"><text:span text:style-name="T24">Российская Федерация, Иркутская область, город Братск, </text:span><text:span text:style-name="T21">$rent_address$</text:span></text:p>
            </text:list-header>
          </text:list>
        </text:list-item>
      </text:list>
      <text:p text:style-name="P11">1.4. Совместно с Нанимателем <text:s/>в жилое помещение вселяются следующие члены семьи: 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11">№ п/п</text:p>
          </table:table-cell>
          <table:table-cell table:style-name="users.A1" office:value-type="string">
            <text:p text:style-name="P11">ФИО</text:p>
          </table:table-cell>
          <table:table-cell table:style-name="users.A1" office:value-type="string">
            <text:p text:style-name="P11">Родственные отношения</text:p>
          </table:table-cell>
          <table:table-cell table:style-name="users.D1" office:value-type="string">
            <text:p text:style-name="P11">Дата рождения</text:p>
          </table:table-cell>
        </table:table-row>
        <table:table-row>
          <table:table-cell table:style-name="users.A2" office:value-type="string">
            <text:p text:style-name="P13">$number$</text:p>
          </table:table-cell>
          <table:table-cell table:style-name="users.A2" office:value-type="string">
            <text:p text:style-name="P13">$person_snp$</text:p>
          </table:table-cell>
          <table:table-cell table:style-name="users.A2" office:value-type="string">
            <text:p text:style-name="P14">$person_kinship$</text:p>
          </table:table-cell>
          <table:table-cell table:style-name="users.D2" office:value-type="string">
            <text:p text:style-name="P13">$date_of_birth$</text:p>
          </table:table-cell>
        </table:table-row>
      </table:table>
      <text:p text:style-name="P23"/>
      <text:p text:style-name="P8"><text:span text:style-name="T9">II</text:span><text:span text:style-name="T8"> . Обязанности сторон </text:span></text:p>
      <text:p text:style-name="P5"><text:span text:style-name="T3">2.1. </text:span><text:span text:style-name="T1">Наниматель </text:span><text:s/>обязан:</text:p>
      <text:p text:style-name="P26">а) принять от <text:span text:style-name="T1">Наймодателя</text:span> по акту в срок, не превышающий 10 дней со дня подписания настоящего договора, пригодное для проживания жилое помещение, в котором проведен текущий ремонт, за исключением случаев, когда жилое помещение предоставляется во вновь введенном в эксплуатацию жилищном фонде (акт должен содержать только дату составления акта, реквизиты и стороны договора социального найма, по которому передается жилое помещение, сведения об исправности жилого помещения, а также санитарно-технического и иного оборудования, находящегося в нем на момент подписания акта, дату проведения текущего ремонта, сведения о пригодности жилого помещения для проживания, подписи сторон, составивших акт).</text:p>
      <text:p text:style-name="P6">Настоящий пункт распространяется только на впервые заключаемые договоры;</text:p>
      <text:p text:style-name="P28">б) соблюдать правила пользования жилыми помещениями;</text:p>
      <text:p text:style-name="P28">в) использовать вышеуказанное жилое помещение по назначению - для проживания;</text:p>
      <text:p text:style-name="P28">г) поддерживать в исправном состоянии жилое помещение, санитарно-техническое и иное оборудование, находящееся в нем, обеспечивать их сохранность. При обнаружении неисправностей жилого помещения или санитарно-технического и иного оборудования, находящегося в нем, немедленно принимать возможные меры к их устранению и в случае необходимости сообщать о них <text:span text:style-name="T1">Наймодателю</text:span> или в соответствующую управляющую организацию;</text:p>
      <text:p text:style-name="P28">д) содержать в чистоте и порядке жилое помещение, общее имущество в многоквартирном доме, объекты благоустройства;</text:p>
      <text:p text:style-name="P28">е) производить текущий ремонт занимаемого жилого помещения.</text:p>
      <text:p text:style-name="P5"><text:span text:style-name="T3">К текущему ремонту занимаемого жилого помещения, выполняемому </text:span><text:span text:style-name="T1">Нанимателем</text:span> за свой <text:s/>счет, относятся следующие работы: побелка, окраска и оклейка стен, потолков, окраска полов, дверей, подоконников, оконных переплетов с внутренней стороны, радиаторов, а также замена оконных и дверных приборов, ремонт внутриквартирного инженерного оборудования (электропроводки, холодного и горячего водоснабжения, теплоснабжения, газоснабжения).</text:p>
      <text:p text:style-name="P22"><text:span text:style-name="T3">Если выполнение указанных работ вызвано неисправностью отдельных конструктивных </text:span>элементов общего имущества в многоквартирном доме или оборудования в нем либо связано с производством капитального ремонта дома, то они производятся за счет <text:span text:style-name="T1">Наймодателя</text:span> организацией, предложенной им;</text:p>
      <text:p text:style-name="P29"><text:span text:style-name="T3">ж) не производить переустройство и (или) перепланировку жилого помещения без получения </text:span>соответствующего согласования, предусмотренного жилищным законодательством <text:s/>Российской Федерации;</text:p>
      <text:p text:style-name="P29"><text:span text:style-name="T3">з) своевременно и в полном объеме вносить в установленном порядке плату за жилое </text:span>помещение и коммунальные услуги по утвержденным в соответствии с законодательством <text:soft-page-break/>Российской Федерации ценам и тарифам.</text:p>
      <text:p text:style-name="P7"><text:span text:style-name="T3">В случае невнесения в установленный срок платы за жилое помещение и (или) коммунальные </text:span>услуги <text:span text:style-name="T1">Наниматель </text:span>уплачивает <text:span text:style-name="T1">Наймодателю</text:span> пени в размере, установленном Жилищным кодексом Российской Федерации, что не освобождает <text:span text:style-name="T1">Нанимателя </text:span>от уплаты причитающихся платежей;</text:p>
      <text:p text:style-name="P30"><text:span text:style-name="T3">и) переселиться с членами своей семьи в порядке, установленном Жилищным кодексом </text:span>Российской Федерации, на время проведения капитального ремонта или реконструкции дома, в котором он проживает (когда ремонт или реконструкция не могут быть произведены без выселения <text:span text:style-name="T1">Нанимателя</text:span>), в предоставляемое <text:span text:style-name="T1">Наймодателем</text:span> жилое помещение, отвечающее санитарным и техническим требованиям;</text:p>
      <text:p text:style-name="P27"><text:span text:style-name="T3">к) при расторжении настоящего договора освободить в установленные сроки и сдать по </text:span>акту <text:span text:style-name="T1">Наймодателю</text:span> в исправном состоянии жилое помещение, санитарно-техническое и иное оборудование, находящееся в нем, оплатить стоимость не произведенного <text:span text:style-name="T1">Нанимателем</text:span> <text:s/>и <text:s/>входящего в его обязанности ремонта жилого помещения, санитарно-технического и иного <text:s/>оборудования, находящегося в нем, или произвести его за свой счет, а также погасить <text:s/>задолженность по оплате за жилое помещение и коммунальные услуги;</text:p>
      <text:p text:style-name="P27"><text:span text:style-name="T3">л) допускать в заранее согласованное сторонами настоящего договора время в </text:span>занимаемое жилое помещение работников <text:span text:style-name="T1">Наймодателя</text:span> или уполномоченных им лиц, представителей органов государственного надзора и контроля для осмотра технического и санитарного 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p>
      <text:p text:style-name="P29"><text:span text:style-name="T3">м) информировать </text:span><text:span text:style-name="T2">Наймодателя</text:span><text:span text:style-name="T3"> об изменении оснований и условий, дающих право пользования жилым помещением по договору социального найма, не позднее 10 рабочих дней со дня такого изменения;</text:span></text:p>
      <text:p text:style-name="P28">н) нести иные обязанности, предусмотренные Жилищным кодексом Российской Федерации и федеральными законами.</text:p>
      <text:p text:style-name="P5"><text:span text:style-name="T3">2.2. </text:span><text:span text:style-name="T2">Наймодатель </text:span><text:span text:style-name="T3">обязан:</text:span></text:p>
      <text:p text:style-name="P29"><text:span text:style-name="T3">а) передать </text:span><text:span text:style-name="T2">Нанимателю</text:span><text:span text:style-name="T3"> по акту в течение 10 дней со дня подписания настоящего договора свободное от прав иных лиц и пригодное для проживания жилое помещение в состоянии, отвечающем требованиям пожарной безопасности, санитарно-гигиеническим, экологическим и иным требованиям. Настоящий пункт распространяется только на впервые заключаемые договоры;</text:span></text:p>
      <text:p text:style-name="P26">б) принимать участие в надлежащем содержании и в ремонте общего имущества в многоквартирном доме, в котором находится сданное по договору социального найма жилое помещение;</text:p>
      <text:p text:style-name="P28">в) осуществлять капитальный ремонт жилого помещения.</text:p>
      <text:p text:style-name="P21">При неисполнении или ненадлежащем исполнении <text:span text:style-name="T1">Наймодателем</text:span> обязанностей по своевременному проведению капитального ремонта сданного внаем жилого помещения, общего имущества в многоквартирном доме, санитарно-технического и иного оборудования, находящегося в жилом помещении, <text:span text:style-name="T1">Наниматель</text:span> по своему выбору вправе потребовать уменьшения платы за жилое помещение, либо возмещения своих расходов на устранение недостатков жилого помещения и (или) общего имущества в многоквартирном доме, либо возмещения убытков, причиненных ненадлежащим исполнением или неисполнением указанных обязанностей <text:span text:style-name="T1">Наймодателем</text:span>;</text:p>
      <text:p text:style-name="P29"><text:span text:style-name="T3">г) предоставить </text:span><text:span text:style-name="T2">Нанимателю</text:span><text:span text:style-name="T3"> и членам его семьи в порядке, предусмотренном Жилищным кодексом Российской Федерации, на время проведения капитального ремонта или реконструкции дома (когда ремонт или реконструкция не могут быть произведены без выселения </text:span><text:span text:style-name="T2">Нанимателя</text:span><text:span text:style-name="T3">) жилое помещение маневренного фонда, отвечающее санитарным и техническим требованиям.</text:span></text:p>
      <text:p text:style-name="P21">Переселение Нанимателя и членов его семьи в жилое помещение маневренного фонда и обратно (по окончании капитального ремонта или реконструкции) осуществляется за счет средств <text:span text:style-name="T1">Наймодателя</text:span>;</text:p>
      <text:p text:style-name="P29"><text:span text:style-name="T3">д) информировать </text:span><text:span text:style-name="T2">Нанимателя</text:span><text:span text:style-name="T3"> о проведении капитального ремонта или реконструкции дома не </text:span><text:span text:style-name="T3">позднее чем за 30 дней до начала работ;</text:span></text:p>
      <text:p text:style-name="P28">е) принимать участие в своевременной подготовке дома, санитарно-технического и иного оборудования, находящегося в нем, к эксплуатации в зимних условиях;</text:p>
      <text:p text:style-name="P29"><text:span text:style-name="T3">ж) обеспечивать предоставление </text:span><text:span text:style-name="T2">Нанимателю</text:span><text:span text:style-name="T3"> предусмотренных в настоящем договоре коммунальных услуг надлежащего качества;</text:span></text:p>
      <text:p text:style-name="P28">з) контролировать качество предоставляемых жилищно-коммунальных услуг;</text:p>
      <text:p text:style-name="P29"><text:span text:style-name="T3">и) в течение 3 рабочих дней со дня изменения цен на содержание, ремонт жилья, наем жилых помещений, тарифов на коммунальные услуги, нормативов потребления, порядка расчетов за </text:span><text:soft-page-break/><text:span text:style-name="T3">предоставленные жилищно-коммунальные услуги информировать об этом </text:span><text:span text:style-name="T2">Нанимателя</text:span><text:span text:style-name="T3">;</text:span></text:p>
      <text:p text:style-name="P28">к) производить или поручать уполномоченному лицу проведение перерасчета платы за жилое помещение и коммунальные услуги в случае оказания услуг и выполнения работ ненадлежащего качества и (или) с перерывами, превышающими установленную продолжительность;</text:p>
      <text:p text:style-name="P29"><text:span text:style-name="T3">л) принять в установленные сроки жилое помещение у </text:span><text:span text:style-name="T2">Нанимателя</text:span><text:span text:style-name="T3"> по акту сдачи жилого помещения после расторжения настоящего договора; </text:span></text:p>
      <text:p text:style-name="P28">м) нести иные обязанности, предусмотренные законодательством Российской Федерации. </text:p>
      <text:p text:style-name="P13"/>
      <text:p text:style-name="P3"><text:span text:style-name="T3">III</text:span> . Права сторон </text:p>
      <text:p text:style-name="P2"><text:span text:style-name="T6">3.1. </text:span>Наниматель<text:span text:style-name="T6"> вправе:</text:span></text:p>
      <text:p text:style-name="P28">а) пользоваться общим имуществом многоквартирного дома;</text:p>
      <text:p text:style-name="P28">б) вселить в установленном законодательством Российской Федерации порядке в занимаемое жилое помещение иных лиц, разрешать проживание в жилом помещении временных жильцов, сдавать жилое помещение в поднаем, осуществлять обмен или замену занимаемого жилого помещения.</text:p>
      <text:p text:style-name="P18"><text:span text:style-name="T6">На вселение к родителям их детей, не достигших совершеннолетия, согласия остальных членов семьи и </text:span>Наймодателя<text:span text:style-name="T6"> не требуется;</text:span></text:p>
      <text:p text:style-name="P28">в) сохранить права на жилое помещение при временном отсутствии его и членов его семьи;</text:p>
      <text:p text:style-name="P31"><text:span text:style-name="T7">г) требовать от </text:span><text:span text:style-name="T3">Наймодателя</text:span><text:span text:style-name="T7"> своевременного проведения капитального ремонта жилого помещения, надлежащего участия в содержании общего имущества в многоквартирном доме, а также предоставления предусмотренных настоящим договором коммунальных услуг надлежащего качества;</text:span></text:p>
      <text:p text:style-name="P31"><text:span text:style-name="T7">д) требовать с письменного согласия проживающих совместно с</text:span><text:span text:style-name="T3"> Нанимателем</text:span><text:span text:style-name="T7"> членов семьи в случаях, установленных законодательством Российской Федерации, изменения настоящего договора; </text:span><text:tab/></text:p>
      <text:p text:style-name="P32"><text:span text:style-name="T6">е) расторгнуть в любое время настоящий договор с письменного согласия проживающих совместно с </text:span>Нанимателем<text:span text:style-name="T6"> членов семьи;</text:span></text:p>
      <text:p text:style-name="P28">ж) осуществлять другие права по пользованию жилым помещением, предусмотренные Жилищным кодексом Российской Федерации и федеральными законами.</text:p>
      <text:p text:style-name="P18"><text:span text:style-name="T6">3.2. Члены семьи </text:span>Нанимателя<text:span text:style-name="T6">, проживающие совместно с ним, имеют равные с </text:span>Нанимателем<text:span text:style-name="T6"> права <text:s/>и обязанности, <text:s text:c="2"/>вытекающие <text:s text:c="2"/>из <text:s/>настоящего <text:s/>договора. <text:s text:c="2"/>Дееспособные <text:s/>члены <text:s/>семьи <text:s/>несут </text:span></text:p>
      <text:p text:style-name="P6">cолидарную с <text:span text:style-name="T1">Нанимателем</text:span> ответственность по обязательствам, вытекающим из настоящего договора.</text:p>
      <text:p text:style-name="P21">3.3. <text:span text:style-name="T1">Наймодатель</text:span> вправе:</text:p>
      <text:p text:style-name="P28">а) требовать своевременного внесения платы за жилое помещение и коммунальные услуги;</text:p>
      <text:p text:style-name="P28">б) требовать допуска в жилое помещение в заранее согласованное сторонами настоящего договора время своих работников или уполномоченных лиц для осмотра технического и санитарного 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p>
      <text:p text:style-name="P29"><text:span text:style-name="T3">в) запретить вселение в занимаемое </text:span><text:span text:style-name="T2">Нанимателем</text:span><text:span text:style-name="T3"> жилое помещение граждан в качестве проживающих совместно с ним членов семьи в случае, если после такого вселения общая площадь соответствующего жилого помещения на 1 члена семьи станет меньше учетной нормы (12 метров квадратных <text:s/>Решение Братской Городской Думы <text:s/>№ 57/ Г-Д от 23.05.2005г. ). </text:span></text:p>
      <text:p text:style-name="P13"/>
      <text:p text:style-name="P3"><text:span text:style-name="T3">I</text:span> V. Порядок изменения, расторжения и прекращения договора </text:p>
      <text:p text:style-name="P6">4.1. Настоящий договор может быть изменен или расторгнут по соглашению сторон в установленном законодательством Российской Федерации порядке в любое время.</text:p>
      <text:p text:style-name="P21">4.2. При выезде <text:span text:style-name="T1">Нанимателя</text:span> и членов его семьи в другое место жительства настоящий договор считается расторгнутым со дня выезда.</text:p>
      <text:p text:style-name="P21">4.3. По требованию <text:span text:style-name="T1">Наймодателя</text:span> настоящий договор может быть расторгнут в судебном порядке в следующих случаях:</text:p>
      <text:p text:style-name="P29"><text:span text:style-name="T3">а) использование </text:span><text:span text:style-name="T2">Нанимателем</text:span><text:span text:style-name="T3"> жилого помещения не по назначению;</text:span></text:p>
      <text:p text:style-name="P29"><text:span text:style-name="T3">б) разрушение или повреждение жилого помещения </text:span><text:span text:style-name="T2">Нанимателем</text:span><text:span text:style-name="T3"> или другими гражданами, за действия которых он отвечает;</text:span></text:p>
      <text:p text:style-name="P28">в) систематическое нарушение прав и законных интересов соседей, которое делает невозможным совместное проживание в одном жилом помещении;</text:p>
      <text:p text:style-name="P29"><text:span text:style-name="T3">г) невнесение </text:span><text:span text:style-name="T2">Нанимателем</text:span><text:span text:style-name="T3"> платы за жилое помещение и (или) коммунальные услуги в </text:span><text:soft-page-break/><text:span text:style-name="T3">течение более 6 месяцев.</text:span></text:p>
      <text:p text:style-name="P21">4.4. Настоящий договор может быть расторгнут в судебном порядке в иных случаях, предусмотренных Жилищным кодексом Российской Федерации.</text:p>
      <text:p text:style-name="P13"/>
      <text:p text:style-name="P3"><text:span text:style-name="T3">V. Прочие условия</text:span> <text:s/></text:p>
      <text:p text:style-name="P6">5.1. Споры, которые могут возникнуть между сторонами по настоящему договору, разрешаются в порядке, предусмотренном законодательством Российской Федерации.</text:p>
      <text:p text:style-name="P21">5.2. Настоящий договор составлен в 2-х экземплярах, один из которых находится у <text:span text:style-name="T1">Наймодателя</text:span>, другой - у <text:span text:style-name="T1">Нанимателя.</text:span></text:p>
      <text:p text:style-name="P21">5.3. Договор распространяется на отношения возникшие с момента заключения. </text:p>
      <text:p text:style-name="P21">Приложения к договору: технический <text:s/>паспорт и Акт приема-передачи. <text:s text:c="4"/></text:p>
      <text:p text:style-name="P13"/>
      <text:p text:style-name="P3"><text:span text:style-name="T3">VI. </text:span><text:s/>Юридические адреса и подписи сторон</text:p>
      <text:p text:style-name="P1">Наймодатель:</text:p>
      <text:p text:style-name="P6">$committee_name$, 665708, город Братск, жилой район Центральный, проспект Ленина 37</text:p>
      <text:p text:style-name="P13"/>
      <text:p text:style-name="P13"/>
      <text:p text:style-name="P13"/>
      <text:p text:style-name="P11">_________________________________ <text:span text:style-name="T4">$</text:span><text:span text:style-name="T5">chairman_snp</text:span><text:span text:style-name="T4">$</text:span></text:p>
      <text:p text:style-name="P10"><text:s text:c="25"/>(подпись, м.п.)</text:p>
      <text:p text:style-name="P13"/>
      <text:p text:style-name="P13"/>
      <text:p text:style-name="P1">Наниматель:</text:p>
      <table:table table:name="nanim" table:style-name="nanim">
        <table:table-column table:style-name="nanim.A" table:number-columns-repeated="3"/>
        <table:table-column table:style-name="nanim.D"/>
        <table:table-row>
          <table:table-cell table:style-name="nanim.A1" office:value-type="string">
            <text:p text:style-name="P12">ФИО</text:p>
          </table:table-cell>
          <table:table-cell table:style-name="nanim.A1" office:value-type="string">
            <text:p text:style-name="P12">Паспортные данные</text:p>
          </table:table-cell>
          <table:table-cell table:style-name="nanim.A1" office:value-type="string">
            <text:p text:style-name="P12">Место регистрации</text:p>
          </table:table-cell>
          <table:table-cell table:style-name="nanim.D1" office:value-type="string">
            <text:p text:style-name="P12">Подпись</text:p>
          </table:table-cell>
        </table:table-row>
        <table:table-row>
          <table:table-cell table:style-name="nanim.A2" office:value-type="string">
            <text:p text:style-name="P25">$tenant_snp$</text:p>
          </table:table-cell>
          <table:table-cell table:style-name="nanim.A2" office:value-type="string">
            <text:p text:style-name="P25">$tenant_document$</text:p>
          </table:table-cell>
          <table:table-cell table:style-name="nanim.A2" office:value-type="string">
            <text:p text:style-name="P25">$tenant_address$</text:p>
          </table:table-cell>
          <table:table-cell table:style-name="nanim.D2" office:value-type="string">
            <text:p text:style-name="P24"/>
          </table:table-cell>
        </table:table-row>
      </table:table>
      <text:p text:style-name="P13">$guardian$</text:p>
      <text:p text:style-name="P13"/>
      <text:p text:style-name="P4">Согласовано:</text:p>
      <text:p text:style-name="P9">Юридический отдел</text:p>
      <text:p text:style-name="P13">« <text:s text:c="6"/>» ________________ 20___</text:p>
      <text:p text:style-name="P13"/>
      <text:p text:style-name="P13"/>
      <text:p text:style-name="P13"/>
      <text:p text:style-name="P15"><text:span text:style-name="T25">«</text:span>Реквизиты для оплаты за найм:</text:p>
      <text:p text:style-name="P16">Банк получателя:</text:p>
      <text:p text:style-name="P16">ГРКЦ ГУ Банка России по Иркутской области г.Иркутск<text:tab/></text:p>
      <text:p text:style-name="P16">БИК 042520001</text:p>
      <text:p text:style-name="P16">Получатель: УФК по Иркутской области (КУМИ г. Братска)<text:tab/></text:p>
      <text:p text:style-name="P16">Сч.№ 40101810900000010001</text:p>
      <text:p text:style-name="P16">ИНН <text:s text:c="2"/>3803201800 КПП <text:s text:c="2"/>380401001</text:p>
      <text:p text:style-name="P16">КБК 90111109044041000120</text:p>
      <text:p text:style-name="P33">ОКТМО 25714000</text:p>
      <text:p text:style-name="P33">Назначение платежа: Оплата за найм (за месяц, год)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Right_20_Page"/>
    <style:master-page style:name="Left_20_Page" style:display-name="Left Page" style:page-layout-name="Mpm3" style:next-style-name="Firs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14:07.78</meta:creation-date>
    <meta:editing-duration>PT13M9S</meta:editing-duration>
    <meta:editing-cycles>4</meta:editing-cycles>
    <meta:generator>OpenOffice.org/3.4.1$Win32 OpenOffice.org_project/341m1$Build-9593</meta:generator>
    <dc:date>2014-10-31T14:19:02.42</dc:date>
    <meta:document-statistic meta:table-count="2" meta:image-count="0" meta:object-count="0" meta:page-count="4" meta:paragraph-count="111" meta:word-count="1598" meta:character-count="12844"/>
  </office:meta>
</office:document-meta>
</file>